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11.9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10.1cm"/>
    </style:style>
    <style:style style:name="gr3" style:family="graphic" style:parent-style-name="standard">
      <style:graphic-properties draw:textarea-horizontal-align="justify" draw:textarea-vertical-align="middle" draw:auto-grow-height="false" fo:min-height="0.506cm" fo:min-width="5.036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5" style:family="graphic" style:parent-style-name="standard">
      <style:graphic-properties draw:textarea-horizontal-align="justify" draw:textarea-vertical-align="middle" draw:auto-grow-height="false" fo:min-height="0.506cm" fo:min-width="6.168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11.3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0.74cm" fo:min-width="1.622cm"/>
    </style:style>
    <style:style style:name="gr10" style:family="graphic" style:parent-style-name="standard">
      <style:graphic-properties draw:textarea-horizontal-align="justify" draw:textarea-vertical-align="middle" draw:auto-grow-height="false" fo:min-height="0.528cm" fo:min-width="1.056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85cm" fo:min-width="15.7cm"/>
    </style:style>
    <style:style style:name="gr13" style:family="graphic" style:parent-style-name="standard">
      <style:graphic-properties draw:textarea-horizontal-align="justify" draw:textarea-vertical-align="middle" draw:auto-grow-height="false" fo:min-height="2.05cm" fo:min-width="14.1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5.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12.4cm" svg:height="2.3cm" svg:x="4.2cm" svg:y="2.4cm">
          <text:p text:style-name="P1">Obtener e numero de datos en Datos.txt, s</text:p>
          <text:p text:style-name="P1">Crear un vector de tamano s, d[s]</text:p>
          <text:p text:style-name="P1">Pasar los datos de Datos.txt a 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0.6cm" svg:height="2.3cm" svg:x="5.1cm" svg:y="5.3cm">
          <text:p text:style-name="P1">Obtener el valor k, n</text:p>
          <text:p text:style-name="P1">Crear los vectores r y xr con tamano</text:p>
          <text:p text:style-name="P1">s-(n-1)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.8cm" svg:height="1.2cm" svg:x="6cm" svg:y="8.2cm">
          <text:p text:style-name="P1">int i = n - 1; i &lt; s; i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5" draw:id="id5" draw:layer="layout" svg:width="4.4cm" svg:height="1cm" svg:x="8.2cm" svg:y="10cm">
          <text:p text:style-name="P1">float acc = 0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10.6cm" svg:height="1.2cm" svg:x="5.1cm" svg:y="11.6cm">
          <text:p text:style-name="P1">int j = i - (n - 1); j &lt;= i; j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7" draw:id="id7" draw:layer="layout" svg:width="3.8cm" svg:height="1.1cm" svg:x="8.5cm" svg:y="13.4cm">
          <text:p text:style-name="P1">acc += d[j]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11.8cm" svg:height="1.2cm" svg:x="4.5cm" svg:y="15.7cm">
          <text:p text:style-name="P1">xr[i - (n - 1)] = ((float)(i + (i - (n - 1)))) / 2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6cm" svg:height="1cm" svg:x="7.4cm" svg:y="17.5cm">
          <text:p text:style-name="P1">r[i - (n - 1)] = acc/n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3cm" svg:height="1.4cm" svg:x="8.9cm" svg:y="0.4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3" draw:id="id13" draw:layer="layout" svg:width="2.2cm" svg:height="1.1cm" svg:x="9.3cm" svg:y="28.1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10.4cm" svg:y1="1.8cm" svg:x2="10.4cm" svg:y2="2.4cm" draw:start-shape="id1" draw:start-glue-point="8" draw:end-shape="id2" draw:end-glue-point="0" svg:d="M10400 1800v600" svg:viewBox="0 0 1 601">
          <text:p/>
        </draw:connector>
        <draw:connector draw:style-name="gr11" draw:text-style-name="P2" draw:layer="layout" svg:x1="10.4cm" svg:y1="4.7cm" svg:x2="10.4cm" svg:y2="5.3cm" draw:start-shape="id2" draw:start-glue-point="2" draw:end-shape="id3" draw:end-glue-point="0" svg:d="M10400 4700v600" svg:viewBox="0 0 1 601">
          <text:p/>
        </draw:connector>
        <draw:connector draw:style-name="gr11" draw:text-style-name="P2" draw:layer="layout" svg:x1="10.4cm" svg:y1="7.6cm" svg:x2="10.4cm" svg:y2="8.2cm" draw:start-shape="id3" draw:start-glue-point="2" draw:end-shape="id4" draw:end-glue-point="4" svg:d="M10400 7600v600" svg:viewBox="0 0 1 601">
          <text:p/>
        </draw:connector>
        <draw:connector draw:style-name="gr11" draw:text-style-name="P2" draw:layer="layout" svg:x1="10.4cm" svg:y1="9.4cm" svg:x2="10.4cm" svg:y2="10cm" draw:start-shape="id4" draw:start-glue-point="6" draw:end-shape="id5" draw:end-glue-point="0" svg:d="M10400 9400v600" svg:viewBox="0 0 1 601">
          <text:p/>
        </draw:connector>
        <draw:connector draw:style-name="gr11" draw:text-style-name="P2" draw:layer="layout" svg:x1="10.4cm" svg:y1="11cm" svg:x2="10.4cm" svg:y2="11.6cm" draw:start-shape="id5" draw:start-glue-point="2" draw:end-shape="id6" draw:end-glue-point="4" svg:d="M10400 11000v600" svg:viewBox="0 0 1 601">
          <text:p/>
        </draw:connector>
        <draw:connector draw:style-name="gr11" draw:text-style-name="P2" draw:layer="layout" svg:x1="10.4cm" svg:y1="12.8cm" svg:x2="10.4cm" svg:y2="13.4cm" draw:start-shape="id6" draw:start-glue-point="6" draw:end-shape="id7" draw:end-glue-point="0" svg:d="M10400 12800v600" svg:viewBox="0 0 1 601">
          <text:p/>
        </draw:connector>
        <draw:connector draw:style-name="gr11" draw:text-style-name="P2" draw:layer="layout" draw:line-skew="-0.101cm -0.299cm" svg:x1="10.4cm" svg:y1="14.5cm" svg:x2="5.1cm" svg:y2="12.2cm" draw:start-shape="id7" draw:start-glue-point="2" draw:end-shape="id6" draw:end-glue-point="5" svg:d="M10400 14500v400h-6100v-2700h800" svg:viewBox="0 0 6101 2701">
          <text:p/>
        </draw:connector>
        <draw:connector draw:style-name="gr11" draw:text-style-name="P2" draw:layer="layout" draw:line-skew="0cm 0.849cm" svg:x1="15.7cm" svg:y1="12.2cm" svg:x2="10.4cm" svg:y2="15.7cm" draw:start-shape="id6" draw:start-glue-point="7" draw:end-shape="id8" draw:end-glue-point="0" svg:d="M15700 12200h502v2900h-5802v600" svg:viewBox="0 0 5803 3501">
          <text:p/>
        </draw:connector>
        <draw:connector draw:style-name="gr11" draw:text-style-name="P2" draw:layer="layout" svg:x1="10.4cm" svg:y1="16.9cm" svg:x2="10.4cm" svg:y2="17.5cm" draw:start-shape="id8" draw:start-glue-point="2" draw:end-shape="id9" draw:end-glue-point="0" svg:d="M10400 16900v600" svg:viewBox="0 0 1 601">
          <text:p/>
        </draw:connector>
        <draw:connector draw:style-name="gr11" draw:text-style-name="P2" draw:layer="layout" draw:line-skew="0cm -1.799cm" svg:x1="10.4cm" svg:y1="18.5cm" svg:x2="6cm" svg:y2="8.8cm" draw:start-shape="id9" draw:start-glue-point="2" draw:end-shape="id4" draw:end-glue-point="5" svg:d="M10400 18500v501h-6700v-10201h2300" svg:viewBox="0 0 6701 10202">
          <text:p/>
        </draw:connector>
        <draw:custom-shape draw:style-name="gr12" draw:text-style-name="P1" xml:id="id10" draw:id="id10" draw:layer="layout" svg:width="16.2cm" svg:height="3.1cm" svg:x="2.3cm" svg:y="19.9cm">
          <text:p text:style-name="P1">Crear un vector con los comandos a ejecutar en gnuplot</text:p>
          <text:p text:style-name="P1">CommandsForGnuPlot</text:p>
          <text:p text:style-name="P1">Crear una interfaz para ejecutar los comandos gnuplot</text:p>
          <text:p text:style-name="P1">gnuplotPipe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1.398cm 4.549cm" svg:x1="14.8cm" svg:y1="8.8cm" svg:x2="10.4cm" svg:y2="19.9cm" draw:start-shape="id4" draw:start-glue-point="7" draw:end-shape="id10" draw:end-glue-point="0" svg:d="M14800 8800h1900v10400h-6300v700" svg:viewBox="0 0 6301 11101">
          <text:p/>
        </draw:connector>
        <draw:custom-shape draw:style-name="gr13" draw:text-style-name="P1" xml:id="id11" draw:id="id11" draw:layer="layout" svg:width="14.6cm" svg:height="2.3cm" svg:x="3.1cm" svg:y="23.6cm">
          <text:p text:style-name="P1">Crear dos archivos de texto dataOr.txt, dataMe.txt</text:p>
          <text:p text:style-name="P1">Uno con los datos de d para la grafica</text:p>
          <text:p text:style-name="P1">Otro con los datos de r y xr para la grafica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15.8cm" svg:height="1cm" svg:x="2.5cm" svg:y="26.5cm">
          <text:p text:style-name="P1">Ejecutar los comandos de gnuplot con los archivos .txt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0.4cm" svg:y1="23cm" svg:x2="10.4cm" svg:y2="23.6cm" draw:start-shape="id10" draw:start-glue-point="2" draw:end-shape="id11" draw:end-glue-point="0" svg:d="M10400 23000v600" svg:viewBox="0 0 1 601">
          <text:p/>
        </draw:connector>
        <draw:connector draw:style-name="gr11" draw:text-style-name="P2" draw:layer="layout" svg:x1="10.4cm" svg:y1="25.9cm" svg:x2="10.4cm" svg:y2="26.5cm" draw:start-shape="id11" draw:start-glue-point="2" draw:end-shape="id12" draw:end-glue-point="0" svg:d="M10400 25900v600" svg:viewBox="0 0 1 601">
          <text:p/>
        </draw:connector>
        <draw:connector draw:style-name="gr11" draw:text-style-name="P2" draw:layer="layout" svg:x1="10.4cm" svg:y1="27.5cm" svg:x2="10.4cm" svg:y2="28.1cm" draw:start-shape="id12" draw:start-glue-point="2" draw:end-shape="id13" draw:end-glue-point="4" svg:d="M10400 27500v600" svg:viewBox="0 0 1 6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5T21:47:35.895596423</meta:creation-date>
    <meta:editing-duration>PT19M1S</meta:editing-duration>
    <meta:editing-cycles>3</meta:editing-cycles>
    <meta:generator>LibreOffice/6.3.3.2.0$Linux_X86_64 LibreOffice_project/30$Build-2</meta:generator>
    <dc:date>2020-04-15T22:17:39.175529970</dc:date>
    <meta:document-statistic meta:object-count="27"/>
  </office:meta>
</office:document-meta>
</file>